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o we need an expanded Internet threat model?</text:p>
            <text:p><text:span text:style-name="T1">Brian Trammel, Jari Arkko, Ted Hardie, Stephen Farrell</text:span></text:p>
            <text:p><text:span text:style-name="T1"/></text:p>
            <text:p><text:span text:style-name="T1">IETF 1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FC3552 says:</text:p>
                <text:list>
                  <text:list-item>
                    <text:p>Thing1: “ we assume that the attacker has nearly complete control of the communications channel over which the end-systems communicate” </text:p>
                  </text:list-item>
                  <text:list-item>
                    <text:p>Thing2: “we assume that the end-systems engaging in a protocol exchange have not themselves been compromised”</text:p>
                  </text:list-item>
                </text:list>
              </text:list-item>
              <text:list-item>
                <text:p>We believe Thing1 is still <text:span text:style-name="T2">necessary</text:span> for protocol design</text:p>
              </text:list-item>
              <text:list-item>
                <text:p text:style-name="P2">But... Is Thing2 still sufficien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raf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raft-arkko-arch-internet-threat-model-01</text:p>
              </text:list-item>
              <text:list-item>
                <text:p text:style-name="P2">draft-farrell-etm-02 </text:p>
              </text:list-item>
              <text:list-item>
                <text:p text:style-name="P2">There was also discussion about this at the IAB DEDR workshop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ere/what to d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4 of us have been chatting about this</text:p>
                <text:list>
                  <text:list-item>
                    <text:p>It’s not an “IAB thing” (but are currently on the IAB:-)</text:p>
                  </text:list-item>
                </text:list>
              </text:list-item>
              <text:list-item>
                <text:p>We’d like guidance and feedback </text:p>
              </text:list-item>
              <text:list-item>
                <text:p>It’s pretty unclear what useful end results might look like</text:p>
              </text:list-item>
              <text:list-item>
                <text:p>It’s very unclear if an IETF consensus RFC (whether info or BCP) is a good target or whether an informational RFC (ISE or IAB) might be more practical</text:p>
              </text:list-item>
              <text:list-item>
                <text:p>An IETF consensus document would be “better” but we might not be ready for that yet, and we won’t know ‘till we have a better idea of how a (useful) expanded threat model might look</text:p>
              </text:list-item>
              <text:list-item>
                <text:p>Possible to-do: make a mailing list, talk about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4:28:44.484937164</meta:creation-date>
    <dc:date>2019-07-10T14:48:46.694709021</dc:date>
    <meta:editing-duration>PT20M1S</meta:editing-duration>
    <meta:editing-cycles>7</meta:editing-cycles>
    <meta:generator>LibreOffice/6.2.4.2$Linux_X86_64 LibreOffice_project/20$Build-2</meta:generator>
    <meta:document-statistic meta:object-count="36"/>
  </office:meta>
</office:document-meta>
</file>